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6.253cm" fo:margin-right="0cm" fo:text-align="start" style:justify-single-word="false" fo:text-indent="0cm" style:auto-text-indent="false" style:text-autospace="none"/>
    </style:style>
    <style:style style:name="P2" style:family="paragraph" style:parent-style-name="Standard">
      <style:paragraph-properties fo:margin-left="6.253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6.253cm" fo:margin-right="0cm" fo:text-align="start" style:justify-single-word="false" fo:text-indent="0cm" style:auto-text-indent="false" style:text-autospace="none"/>
      <style:text-properties style:font-name="Consolas" fo:font-size="10pt" fo:background-color="#c0c0c0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6.253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6.253cm" fo:margin-right="0cm" fo:text-align="start" style:justify-single-word="false" fo:text-indent="0cm" style:auto-text-indent="false" style:text-autospace="none"/>
      <style:text-properties style:font-name="Consolas" fo:font-size="10pt" fo:background-color="#c0c0c0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6.253cm" fo:margin-right="0cm" fo:text-align="start" style:justify-single-word="false" fo:text-indent="0cm" style:auto-text-indent="false" style:text-autospace="none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>
      <style:paragraph-properties fo:text-align="center"/>
    </style:style>
    <style:style style:name="P9" style:family="paragraph">
      <style:text-properties style:font-name="Courier New"/>
    </style:style>
    <style:style style:name="T1" style:family="text">
      <style:text-properties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style:font-name="Consolas" fo:font-size="10pt" fo:background-color="#ffd320" style:font-name-asian="Consolas" style:font-size-asian="10pt" style:font-name-complex="Consolas" style:font-size-complex="10pt"/>
    </style:style>
    <style:style style:name="T3" style:family="text">
      <style:text-properties style:font-name="Consolas" fo:font-size="10pt" fo:background-color="#83caff" style:font-name-asian="Consolas" style:font-size-asian="10pt" style:font-name-complex="Consolas" style:font-size-complex="10pt"/>
    </style:style>
    <style:style style:name="T4" style:family="text">
      <style:text-properties style:font-name="Consolas" fo:font-size="10pt" fo:background-color="#c0c0c0" style:font-name-asian="Consolas" style:font-size-asian="10pt" style:font-name-complex="Consolas" style:font-size-complex="10pt"/>
    </style:style>
    <style:style style:name="T5" style:family="text">
      <style:text-properties style:font-name="Consolas" fo:font-size="10pt" fo:background-color="#00ff00" style:font-name-asian="Consolas" style:font-size-asian="10pt" style:font-name-complex="Consolas" style:font-size-complex="10pt"/>
    </style:style>
    <style:style style:name="T6" style:family="text"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T7" style:family="text">
      <style:text-properties style:font-name="Consolas" fo:font-size="10pt" fo:background-color="#ffff00" style:font-name-asian="Consolas" style:font-size-asian="10pt" style:font-name-complex="Consolas" style:font-size-complex="10pt"/>
    </style:style>
    <style:style style:name="T8" style:family="text">
      <style:text-properties style:font-name="Consolas" fo:font-size="10pt" fo:background-color="#ff3333" style:font-name-asian="Consolas" style:font-size-asian="10pt" style:font-name-complex="Consolas" style:font-size-complex="10pt"/>
    </style:style>
    <style:style style:name="T9" style:family="text">
      <style:text-properties style:font-name="Consolas" fo:font-size="10pt" fo:background-color="#660066" style:font-name-asian="Consolas" style:font-size-asian="10pt" style:font-name-complex="Consolas" style:font-size-complex="10pt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style:font-name="Consolas" fo:font-size="10pt" style:text-underline-style="solid" style:text-underline-width="auto" style:text-underline-color="font-color" fo:background-color="#ffd320" style:font-name-asian="Consolas" style:font-size-asian="10pt" style:font-name-complex="Consolas" style:font-size-complex="10pt"/>
    </style:style>
    <style:style style:name="T12" style:family="text">
      <style:text-properties fo:color="#000000" style:font-name="Consolas" fo:font-size="10pt" style:text-underline-style="none" fo:background-color="#ffd320" style:font-name-asian="Consolas" style:font-size-asian="10pt" style:font-name-complex="Consolas" style:font-size-complex="10pt"/>
    </style:style>
    <style:style style:name="T13" style:family="text">
      <style:text-properties style:font-name="Courier New"/>
    </style:style>
    <style:style style:name="gr1" style:family="graphic">
      <style:graphic-properties draw:stroke="dash" draw:stroke-dash="Ultrafine_20_Dashed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Linienende_20_1" draw:fill="none" draw:fill-color="#ffffff" fo:min-height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end="Linienende_20_1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draw:frame text:anchor-type="paragraph" draw:z-index="21" draw:style-name="gr3" draw:text-style-name="P9" svg:width="1.495cm" svg:height="0.747cm" svg:x="6.38cm" svg:y="0.15cm"><draw:text-box><text:p><text:span text:style-name="T13">TITLE</text:span></text:p></draw:text-box></draw:frame></text:p>
      <text:p text:style-name="P2"><draw:frame text:anchor-type="paragraph" draw:z-index="7" draw:style-name="gr2" draw:text-style-name="P9" svg:width="3.07cm" svg:height="5.213cm" svg:x="12.931cm" svg:y="0.009cm"><draw:text-box><text:p><text:span text:style-name="T13"/></text:p><text:p><text:span text:style-name="T13"/></text:p><text:p><text:span text:style-name="T13"/></text:p><text:p><text:span text:style-name="T13"/></text:p><text:p><text:span text:style-name="T13"/></text:p><text:p><text:span text:style-name="T13">BEGINNER</text:span></text:p><text:p><text:span text:style-name="T13"/></text:p><text:p><text:span text:style-name="T13">ADVANCED</text:span></text:p><text:p><text:span text:style-name="T13"/></text:p><text:p><text:span text:style-name="T13">MASTER</text:span></text:p></draw:text-box></draw:frame><draw:line text:anchor-type="paragraph" draw:z-index="18" draw:style-name="gr1" draw:text-style-name="P8" svg:x1="6.817cm" svg:y1="0.81cm" svg:x2="6.905cm" svg:y2="0.134cm"><text:p/></draw:line></text:p>
      <text:p text:style-name="P2"><draw:line text:anchor-type="paragraph" draw:z-index="17" draw:style-name="gr1" draw:text-style-name="P8" svg:x1="6.272cm" svg:y1="1.043cm" svg:x2="4.538cm" svg:y2="0.383cm"><text:p/></draw:line><draw:frame text:anchor-type="paragraph" draw:z-index="20" draw:style-name="gr3" draw:text-style-name="P9" svg:width="1.495cm" svg:height="0.747cm" svg:x="3.175cm" svg:y="0.12cm"><draw:text-box><text:p><text:span text:style-name="T13">EMAIL</text:span></text:p></draw:text-box></draw:frame></text:p>
      <text:p text:style-name="P1"><draw:line text:anchor-type="paragraph" draw:z-index="13" draw:style-name="gr1" draw:text-style-name="P8" svg:x1="3.909cm" svg:y1="1.898cm" svg:x2="7.638cm" svg:y2="0.236cm"><text:p/></draw:line><text:span text:style-name="T5">title:</text:span><text:span text:style-name="T1"> </text:span><text:span text:style-name="T2">"French Numbers 1-10"</text:span></text:p>
      <text:p text:style-name="P1"><draw:line text:anchor-type="paragraph" draw:z-index="14" draw:style-name="gr1" draw:text-style-name="P8" svg:x1="3.909cm" svg:y1="1.485cm" svg:x2="7.638cm" svg:y2="0.395cm"><text:p/></draw:line><draw:frame text:anchor-type="paragraph" draw:z-index="16" draw:style-name="gr3" draw:text-style-name="P9" svg:width="1.495cm" svg:height="0.747cm" svg:x="3.175cm" svg:y="0.252cm"><draw:text-box><text:p><text:span text:style-name="T13">OPEN</text:span></text:p></draw:text-box></draw:frame><text:span text:style-name="T8">email:</text:span><text:span text:style-name="T6"> </text:span><text:span text:style-name="T2">"contact</text:span><text:span text:style-name="T12">@langenscheidt.de</text:span><text:span text:style-name="T2">"</text:span></text:p>
      <text:p text:style-name="P3"><draw:line text:anchor-type="paragraph" draw:z-index="19" draw:style-name="gr1" draw:text-style-name="P8" svg:x1="6.228cm" svg:y1="0.201cm" svg:x2="4.23cm" svg:y2="0.085cm"><text:p/></draw:line>{</text:p>
      <text:p text:style-name="P2"/>
      <text:p text:style-name="P1"><draw:line text:anchor-type="paragraph" draw:z-index="1" draw:style-name="gr1" draw:text-style-name="P8" svg:x1="3.909cm" svg:y1="0.247cm" svg:x2="6.661cm" svg:y2="1.835cm"><text:p/></draw:line><draw:line text:anchor-type="paragraph" draw:z-index="0" draw:style-name="gr1" draw:text-style-name="P8" svg:x1="3.909cm" svg:y1="0.247cm" svg:x2="6.661cm" svg:y2="1.016cm"><text:p/></draw:line><draw:line text:anchor-type="paragraph" draw:z-index="2" draw:style-name="gr1" draw:text-style-name="P8" svg:x1="3.909cm" svg:y1="0.247cm" svg:x2="6.661cm" svg:y2="0.247cm"><text:p/></draw:line><draw:line text:anchor-type="paragraph" draw:z-index="6" draw:style-name="gr1" draw:text-style-name="P8" svg:x1="12.804cm" svg:y1="0.097cm" svg:x2="11.238cm" svg:y2="0.194cm"><text:p/></draw:line><draw:frame text:anchor-type="paragraph" draw:z-index="8" draw:style-name="gr3" draw:text-style-name="P9" svg:width="3.728cm" svg:height="0.747cm" svg:x="0.596cm" svg:y="0.026cm"><draw:text-box><text:p><text:span text:style-name="T13">QUOTED_STRING</text:span></text:p></draw:text-box></draw:frame><text:span text:style-name="T1"> <text:s/></text:span><text:span text:style-name="T2">"null : zero"</text:span><text:span text:style-name="T4">,</text:span><text:span text:style-name="T1"> </text:span><text:span text:style-name="T3">beginner</text:span><text:span text:style-name="T1"> <text:s/></text:span></text:p>
      <text:p text:style-name="P2"><draw:line text:anchor-type="paragraph" draw:z-index="9" draw:style-name="gr1" draw:text-style-name="P8" svg:x1="9.266cm" svg:y1="0.019cm" svg:x2="11.481cm" svg:y2="2.483cm"><text:p/></draw:line></text:p>
      <text:p text:style-name="P1"><draw:line text:anchor-type="paragraph" draw:z-index="5" draw:style-name="gr1" draw:text-style-name="P8" svg:x1="12.83cm" svg:y1="0.189cm" svg:x2="11.026cm" svg:y2="0.189cm"><text:p/></draw:line><draw:line text:anchor-type="paragraph" draw:z-index="10" draw:style-name="gr1" draw:text-style-name="P8" svg:x1="11.482cm" svg:y1="2.071cm" svg:x2="9.155cm" svg:y2="0.247cm"><text:p/></draw:line><text:span text:style-name="T1"> <text:s/></text:span><text:span text:style-name="T2">"elf : onze"</text:span><text:span text:style-name="T4">,</text:span><text:span text:style-name="T1"> </text:span><text:span text:style-name="T3">advanced</text:span><text:span text:style-name="T1"> <text:s/></text:span></text:p>
      <text:p text:style-name="P2"/>
      <text:p text:style-name="P1"><draw:line text:anchor-type="paragraph" draw:z-index="4" draw:style-name="gr1" draw:text-style-name="P8" svg:x1="12.746cm" svg:y1="0.395cm" svg:x2="11.555cm" svg:y2="0.21cm"><text:p/></draw:line><text:span text:style-name="T1"> <text:s/></text:span><text:span text:style-name="T2">"zwanzig : vingt"</text:span><text:span text:style-name="T4">,</text:span><text:span text:style-name="T1"> </text:span><text:span text:style-name="T3">master</text:span></text:p>
      <text:p text:style-name="P2"><draw:line text:anchor-type="paragraph" draw:z-index="11" draw:style-name="gr1" draw:text-style-name="P8" svg:x1="11.482cm" svg:y1="0.833cm" svg:x2="9.977cm" svg:y2="0.011cm"><text:p/></draw:line></text:p>
      <text:p text:style-name="P3"><draw:line text:anchor-type="paragraph" draw:z-index="3" draw:style-name="gr1" draw:text-style-name="P8" svg:x1="8.09cm" svg:y1="0.443cm" svg:x2="6.608cm" svg:y2="0.231cm"><text:p/></draw:line><draw:frame text:anchor-type="paragraph" draw:z-index="15" draw:style-name="gr3" draw:text-style-name="P9" svg:width="5.508cm" svg:height="0.747cm" svg:x="8.174cm" svg:y="0.224cm"><draw:text-box><text:p><text:span text:style-name="T13">CLOSE</text:span><text:span text:style-name="T13"><text:tab/></text:span></text:p></draw:text-box></draw:frame>}</text:p>
      <text:p text:style-name="P1"><draw:frame text:anchor-type="paragraph" draw:z-index="12" draw:style-name="gr3" draw:text-style-name="P9" svg:width="5.508cm" svg:height="0.747cm" svg:x="10.917cm" svg:y="0.007cm"><draw:text-box><text:p><text:span text:style-name="T13">SEPARATOR</text:span></text:p></draw:text-box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ende_20_1" draw:display-name="Linienende 1" svg:viewBox="0 0 1013 1130" svg:d="m1009 1050-449-1008-22-30-29-12-34 12-21 26-449 1012-5 13v8l5 21 12 21 17 13 21 4h903l21-4 21-13 9-21 4-21v-8z"/>
    <draw:marker draw:name="Linienende_20_2" draw:display-name="Linienende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Marx</meta:initial-creator>
    <meta:creation-date>2011-11-15T15:28:10.19</meta:creation-date>
    <dc:date>2011-11-28T21:38:04.45</dc:date>
    <dc:creator>David Marx</dc:creator>
    <meta:editing-duration>PT6H48M39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20" meta:character-count="143"/>
  </office:meta>
</office:document-meta>
</file>